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dd21" officeooo:paragraph-rsid="0007dd21"/>
    </style:style>
    <style:style style:name="P2" style:family="paragraph" style:parent-style-name="Standard" style:list-style-name="L1">
      <style:text-properties officeooo:rsid="0007dd21" officeooo:paragraph-rsid="0007dd21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7dd21" officeooo:paragraph-rsid="0007dd21" style:font-size-asian="15pt" style:font-size-complex="15pt"/>
    </style:style>
    <style:style style:name="P4" style:family="paragraph" style:parent-style-name="Standard" style:list-style-name="L1">
      <style:text-properties officeooo:rsid="0008226c" officeooo:paragraph-rsid="0008226c"/>
    </style:style>
    <style:style style:name="P5" style:family="paragraph" style:parent-style-name="Standard">
      <style:text-properties officeooo:rsid="0008226c" officeooo:paragraph-rsid="0008226c"/>
    </style:style>
    <style:style style:name="P6" style:family="paragraph" style:parent-style-name="Standard">
      <style:text-properties fo:font-weight="bold" officeooo:rsid="0008226c" officeooo:paragraph-rsid="0008226c" style:font-weight-asian="bold" style:font-weight-complex="bold"/>
    </style:style>
    <style:style style:name="P7" style:family="paragraph" style:parent-style-name="Standard" style:list-style-name="L2">
      <style:text-properties fo:font-weight="normal" officeooo:rsid="0008226c" officeooo:paragraph-rsid="0008226c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9e9b2" officeooo:paragraph-rsid="0009e9b2" style:font-weight-asian="normal" style:font-weight-complex="normal"/>
    </style:style>
    <style:style style:name="P9" style:family="paragraph" style:parent-style-name="Standard">
      <style:text-properties fo:font-weight="normal" officeooo:rsid="0009e9b2" officeooo:paragraph-rsid="0009e9b2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b4692" officeooo:paragraph-rsid="000b4692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822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G 10/10</text:p>
      <text:p text:style-name="P3">Pidgin and Creole Languages</text:p>
      <text:p text:style-name="P1"/>
      <text:list text:style-name="L1">
        <text:list-item>
          <text:p text:style-name="P2">Gullah language spoken today by African-Americans on the SC and GA coasts (post slavery)</text:p>
        </text:list-item>
        <text:list-item>
          <text:p text:style-name="P2">African-Americans bring syllabary to Liberia </text:p>
        </text:list-item>
        <text:list-item>
          <text:p text:style-name="P2">N’Ko alphabet 1949 created by Manding languages<text:tab/></text:p>
          <text:list>
            <text:list-item>
              <text:p text:style-name="P2">Attempt to unify the Manding people across borders</text:p>
            </text:list-item>
            <text:list-item>
              <text:p text:style-name="P2">writing system is the same, even though its spoken differently in different places</text:p>
            </text:list-item>
            <text:list-item>
              <text:p text:style-name="P2">example of ethno-genesis</text:p>
              <text:p text:style-name="P2"/>
            </text:list-item>
          </text:list>
        </text:list-item>
      </text:list>
      <text:p text:style-name="P6">Pidgin</text:p>
      <text:list text:continue-numbering="true" text:style-name="L1">
        <text:list-item>
          <text:p text:style-name="P2">Pidgin and Creole are “mixed” languages, found when langs need to speak to each other</text:p>
          <text:list>
            <text:list-item>
              <text:p text:style-name="P2">Alternative to lingua franca</text:p>
            </text:list-item>
            <text:list-item>
              <text:p text:style-name="P2">Lots of langauges? Create a pidgin. Ex: New Guinea</text:p>
            </text:list-item>
            <text:list-item>
              <text:p text:style-name="P2">Also found in large cities of 3<text:span text:style-name="T1">rd</text:span> world countires: Lagos, Nigera, <text:span text:style-name="T3">lots of contributers to the pidgin but also based on english</text:span></text:p>
            </text:list-item>
          </text:list>
        </text:list-item>
        <text:list-item>
          <text:p text:style-name="P4">Pidgin is the Chinese pronunciation of the english word “business”</text:p>
        </text:list-item>
        <text:list-item>
          <text:p text:style-name="P4">Pidgin is simplified versions of languages, never a 1<text:span text:style-name="T1">st</text:span> language</text:p>
        </text:list-item>
        <text:list-item>
          <text:p text:style-name="P4">Chinook Wawa found in the PNW, also urban pidgins in African cities</text:p>
        </text:list-item>
        <text:list-item>
          <text:p text:style-name="P4">Nigerian Pidgin English: Hausa, Yoruba, Igbo, English</text:p>
          <text:list>
            <text:list-item>
              <text:p text:style-name="P4">minimal conjugation (go, going, gone → go)</text:p>
            </text:list-item>
          </text:list>
        </text:list-item>
      </text:list>
      <text:p text:style-name="P5"/>
      <text:p text:style-name="P6">Creole</text:p>
      <text:list text:style-name="L2">
        <text:list-item>
          <text:p text:style-name="P7">Further development from a Pidgin (or can arise independently)</text:p>
        </text:list-item>
        <text:list-item>
          <text:p text:style-name="P7">becomes the main native language for some people</text:p>
        </text:list-item>
        <text:list-item>
          <text:p text:style-name="P7">Hawaiian Creole English, Louisiana French/Black Creoles</text:p>
        </text:list-item>
        <text:list-item>
          <text:p text:style-name="P8">100 or more have developed since 1500</text:p>
        </text:list-item>
        <text:list-item>
          <text:p text:style-name="P8">Since creoles tend to be similar, some people believe this is evidence of a preset human wiring for language</text:p>
        </text:list-item>
      </text:list>
      <text:p text:style-name="P9"/>
      <text:list text:continue-numbering="true" text:style-name="L2">
        <text:list-item>
          <text:p text:style-name="P8">Hawiian pidgin has “de-creolized” becoming closer to English as you get closer to cities</text:p>
        </text:list-item>
        <text:list-item>
          <text:p text:style-name="P10">HCE has a lot of grammar from Hawaiian translated to English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4:28:59.557807721</meta:creation-date>
    <dc:date>2025-10-10T15:08:12.924970094</dc:date>
    <meta:editing-duration>PT4M12S</meta:editing-duration>
    <meta:editing-cycles>1</meta:editing-cycles>
    <meta:document-statistic meta:table-count="0" meta:image-count="0" meta:object-count="0" meta:page-count="1" meta:paragraph-count="28" meta:word-count="252" meta:character-count="1449" meta:non-whitespace-character-count="1245"/>
    <meta:generator>LibreOffice/24.2.7.2$Linux_X86_64 LibreOffice_project/420$Build-2</meta:generator>
  </office:meta>
</office:document-meta>
</file>